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5" style:family="paragraph" style:parent-style-name="Text_20_body" style:list-style-name="L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6" style:family="paragraph" style:parent-style-name="Text_20_body" style:list-style-name="L5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7" style:family="paragraph" style:parent-style-name="Text_20_body" style:list-style-name="L6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8" style:family="paragraph" style:parent-style-name="Text_20_body" style:list-style-name="L7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fo:line-height="123%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15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16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17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18" style:family="paragraph" style:parent-style-name="Text_20_body" style:list-style-name="L5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19" style:family="paragraph" style:parent-style-name="Text_20_body" style:list-style-name="L6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20" style:family="paragraph" style:parent-style-name="Text_20_body" style:list-style-name="L7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21" style:family="paragraph" style:parent-style-name="Heading_20_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1.25pt" fo:letter-spacing="normal" fo:font-style="normal" fo:font-weight="bold"/>
    </style:style>
    <style:style style:name="T1" style:family="text">
      <style:text-properties fo:font-variant="normal" fo:text-transform="none" fo:color="#000000" style:font-name="Helvetic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e exercises are based on the worksheet #2.</text:p>
      <text:h text:style-name="P21" text:outline-level="3">1. The Fortune Teller</text:h>
      <text:p text:style-name="P1">Why pay a fortune teller when you can just program your fortune yourself?</text:p>
      <text:list xml:id="list3692752605792597365" text:style-name="L1">
        <text:list-item>
          <text:p text:style-name="P10"><text:span text:style-name="T1">Write a function named </text:span><text:span text:style-name="Source_20_Text"><text:span text:style-name="T2">tellFortune</text:span></text:span><text:span text:style-name="T1"> that:</text:span></text:p>
          <text:list>
            <text:list-item>
              <text:p text:style-name="P2">takes 4 arguments: number of children, partner's name, geographic location, job title.</text:p>
            </text:list-item>
            <text:list-item>
              <text:p text:style-name="P2">outputs your fortune to the screen like so: "You will be a X in Y, and married to Z with N kids."</text:p>
            </text:list-item>
          </text:list>
        </text:list-item>
        <text:list-item>
          <text:p text:style-name="P14">Call that function 3 times with 3 different values for the arguments.</text:p>
        </text:list-item>
      </text:list>
      <text:h text:style-name="P21" text:outline-level="3">2. The Age Calculator</text:h>
      <text:p text:style-name="P1">Forgot how old you are? Calculate it!</text:p>
      <text:list xml:id="list5253976448049846222" text:style-name="L2">
        <text:list-item>
          <text:p text:style-name="P11"><text:span text:style-name="T1">Write a function named </text:span><text:span text:style-name="Source_20_Text"><text:span text:style-name="T2">calculateAge</text:span></text:span><text:span text:style-name="T1"> that:</text:span></text:p>
          <text:list>
            <text:list-item>
              <text:p text:style-name="P3">takes 2 arguments: birth year, current year.</text:p>
            </text:list-item>
            <text:list-item>
              <text:p text:style-name="P3">calculates the 2 possible ages based on those years.</text:p>
            </text:list-item>
            <text:list-item>
              <text:p text:style-name="P3">outputs the result to the screen like so: "You are either NN or NN"</text:p>
            </text:list-item>
          </text:list>
        </text:list-item>
        <text:list-item>
          <text:p text:style-name="P3">Call the function three times with different sets of values.</text:p>
        </text:list-item>
        <text:list-item>
          <text:p text:style-name="P15"><text:span text:style-name="T3">Bonus</text:span>: Figure out how to get the current year in JavaScript instead of passing it in.</text:p>
        </text:list-item>
      </text:list>
      <text:h text:style-name="P21" text:outline-level="3">3. The Lifetime Supply Calculator</text:h>
      <text:p text:style-name="P1">Ever wonder how much a "lifetime supply" of your favorite snack is? Wonder no more!</text:p>
      <text:list xml:id="list4122326490499722283" text:style-name="L3">
        <text:list-item>
          <text:p text:style-name="P12"><text:span text:style-name="T1">Write a function named </text:span><text:span text:style-name="Source_20_Text"><text:span text:style-name="T2">calculateSupply</text:span></text:span><text:span text:style-name="T1"> that:</text:span></text:p>
          <text:list>
            <text:list-item>
              <text:p text:style-name="P4">takes 2 arguments: age, amount per day.</text:p>
            </text:list-item>
            <text:list-item>
              <text:p text:style-name="P4">calculates the amount consumed for rest of the life (based on a constant max age).</text:p>
            </text:list-item>
            <text:list-item>
              <text:p text:style-name="P4">outputs the result to the screen like so: "You will need NN to last you until the ripe old age of X"</text:p>
            </text:list-item>
          </text:list>
        </text:list-item>
        <text:list-item>
          <text:p text:style-name="P4">Call that function three times, passing in different values each time.</text:p>
        </text:list-item>
        <text:list-item>
          <text:p text:style-name="P16"><text:span text:style-name="T3">Bonus</text:span>: Accept floating point values for amount per day, and round the result to a round number.</text:p>
        </text:list-item>
      </text:list>
      <text:h text:style-name="P21" text:outline-level="3">3. The Geometrizer</text:h>
      <text:p text:style-name="P1">Create 2 functions that calculate properties of a circle.</text:p>
      <text:p text:style-name="P9"><text:span text:style-name="T1">Create a function called </text:span><text:span text:style-name="Source_20_Text"><text:span text:style-name="T2">calcCircumfrence</text:span></text:span><text:span text:style-name="T1">:</text:span></text:p>
      <text:list xml:id="list8707045317039416347" text:style-name="L4">
        <text:list-item>
          <text:p text:style-name="P5">Pass the radius to the function.</text:p>
        </text:list-item>
        <text:list-item>
          <text:p text:style-name="P17">Calculate the circumference based on the radius, and output "The circumference is NN".</text:p>
        </text:list-item>
      </text:list>
      <text:p text:style-name="P9"><text:span text:style-name="T1">Create a function called </text:span><text:span text:style-name="Source_20_Text"><text:span text:style-name="T2">calcArea</text:span></text:span><text:span text:style-name="T1">:</text:span></text:p>
      <text:list xml:id="list700422709662018648" text:style-name="L5">
        <text:list-item>
          <text:p text:style-name="P6">Pass the radius to the function.</text:p>
        </text:list-item>
        <text:list-item>
          <text:p text:style-name="P18">Calculate the area based on the radius, and output "The area is NN".</text:p>
        </text:list-item>
      </text:list>
      <text:h text:style-name="P21" text:outline-level="3">4. The Temperature Converter</text:h>
      <text:p text:style-name="P13"><text:span text:style-name="T1">Create a function called </text:span><text:span text:style-name="Source_20_Text"><text:span text:style-name="T2">celsiusToFahrenheit</text:span></text:span><text:span text:style-name="T1">:</text:span></text:p>
      <text:list xml:id="list1302087828713497328" text:style-name="L6">
        <text:list-item>
          <text:p text:style-name="P7">Store a celsius temperature into a variable.</text:p>
        </text:list-item>
        <text:list-item>
          <text:p text:style-name="P19">Convert it to fahrenheit and output "NN°C is NN°F".</text:p>
        </text:list-item>
      </text:list>
      <text:p text:style-name="P9"><text:span text:style-name="T1">Create a function called </text:span><text:span text:style-name="Source_20_Text"><text:span text:style-name="T2">fahrenheitToCelsius</text:span></text:span><text:span text:style-name="T1">:</text:span></text:p>
      <text:list xml:id="list7934789752364401714" text:style-name="L7">
        <text:list-item>
          <text:p text:style-name="P8">Now store a fahrenheit temperature into a variable.</text:p>
        </text:list-item>
        <text:list-item>
          <text:p text:style-name="P20">Convert it to celsius and output "NN°F is NN°C."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idro narukami</meta:initial-creator>
    <meta:creation-date>2016-09-19T12:40:59.84</meta:creation-date>
    <meta:document-statistic meta:table-count="0" meta:image-count="0" meta:object-count="0" meta:page-count="1" meta:paragraph-count="38" meta:word-count="379" meta:character-count="2090"/>
    <dc:date>2016-09-19T12:41:21.22</dc:date>
    <dc:creator>isidro narukami</dc:creator>
    <meta:editing-duration>PT21S</meta:editing-duration>
    <meta:editing-cycles>1</meta:editing-cycles>
    <meta:generator>OpenOffice/4.1.2$Win32 OpenOffice.org_project/412m3$Build-9782</meta:generator>
  </office:meta>
</office:document-meta>
</file>